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0000003E8F8E74CB7.png" manifest:media-type="image/png"/>
  <manifest:file-entry manifest:full-path="Pictures/1000000100000730000003E8CF6AE444.png" manifest:media-type="image/png"/>
  <manifest:file-entry manifest:full-path="Pictures/1000000100000730000003E85768E3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fo:font-weight="bold" officeooo:rsid="00afd6a9" officeooo:paragraph-rsid="00afd6a9" style:font-weight-asian="bold" style:font-weight-complex="bold"/>
    </style:style>
    <style:style style:name="P2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b4547b" officeooo:paragraph-rsid="00b4547b" style:font-weight-asian="bold" style:font-weight-complex="bold"/>
    </style:style>
    <style:style style:name="P3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a03031" style:font-weight-asian="bold" style:font-weight-complex="bold"/>
    </style:style>
    <style:style style:name="T1" style:family="text">
      <style:text-properties officeooo:rsid="00b996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Assignment No : 2</text:p>
      <text:p text:style-name="P2">Job 1</text:p>
      <text:p text:style-name="P3"><draw:frame draw:style-name="fr1" draw:name="Image1" text:anchor-type="char" svg:width="6.6929in" svg:height="3.6374in" draw:z-index="0"><draw:image xlink:href="Pictures/1000000100000730000003E85768E37D.png" xlink:type="simple" xlink:show="embed" xlink:actuate="onLoad" draw:mime-type="image/png"/></draw:frame><text:s/></text:p>
      <text:p text:style-name="P3"/>
      <text:p text:style-name="P3"/>
      <text:p text:style-name="P2">Job 2 build</text:p>
      <text:p text:style-name="P3"><draw:frame draw:style-name="fr1" draw:name="Image2" text:anchor-type="char" svg:width="6.6929in" svg:height="3.6374in" draw:z-index="1"><draw:image xlink:href="Pictures/1000000100000730000003E8CF6AE444.png" xlink:type="simple" xlink:show="embed" xlink:actuate="onLoad" draw:mime-type="image/png"/></draw:frame><text:s/></text:p>
      <text:p text:style-name="P2"><text:soft-page-break/>Job 3 build</text:p>
      <text:p text:style-name="P3"><draw:frame draw:style-name="fr1" draw:name="Image3" text:anchor-type="char" svg:width="6.6929in" svg:height="3.6374in" draw:z-index="2"><draw:image xlink:href="Pictures/1000000100000730000003E8F8E74C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3:18:55.206539708</meta:creation-date>
    <dc:date>2026-04-21T19:47:10.597337255</dc:date>
    <meta:editing-duration>P1DT14H35M42S</meta:editing-duration>
    <meta:editing-cycles>76</meta:editing-cycles>
    <meta:generator>LibreOffice/24.2.7.2$Linux_X86_64 LibreOffice_project/420$Build-2</meta:generator>
    <meta:document-statistic meta:table-count="0" meta:image-count="3" meta:object-count="0" meta:page-count="2" meta:paragraph-count="6" meta:word-count="13" meta:character-count="54" meta:non-whitespace-character-count="43"/>
  </office:meta>
</office:document-meta>
</file>